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fo:font-size="16pt" style:font-size-asian="16pt" style:font-size-complex="16pt"/>
    </style:style>
    <style:style style:name="P3" style:family="paragraph" style:parent-style-name="OrgTitle">
      <style:text-properties fo:font-size="20pt" style:font-size-asian="20pt" style:font-size-complex="20pt"/>
    </style:style>
    <style:style style:name="P4" style:family="paragraph" style:parent-style-name="Text_20_body">
      <style:paragraph-properties fo:margin-top="0.101cm" fo:margin-bottom="0.312cm" style:contextual-spacing="false" fo:line-height="115%"/>
    </style:style>
  </office:automatic-styles>
  <office:body>
    <office:text>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3"><text:title>Matriz de capacidades tecnológicas y multiculturalidad</text:title></text:p>
      <text:p text:style-name="P3"/>
      <text:p text:style-name="P2"><text:initial-creator>Luis Eduardo Galindo Amaya (1274895)</text:initial-creator></text:p>
      <text:p text:style-name="P2">jueves, 26 octubre 2023</text:p>
      <text:p text:style-name="P2"/>
      <text:h text:style-name="Heading_5f_20_5f_1_5f_unnumbered" text:outline-level="1"><text:bookmark-start text:name="OrgXref.orga8bb4e5"/><text:bookmark text:name="orga8bb4e5"/>Ensayo <text:bookmark-end text:name="OrgXref.orga8bb4e5"/></text:h>
      <text:p text:style-name="P4">La multiculturalidad promueve la innovación al fomentar la diversidad de pensamiento y la generación de ideas creativas. Equipos multiculturales son más propensos a encontrar soluciones originales a los desafíos empresariales. </text:p>
      <text:p text:style-name="P4">La diversidad cultural facilita la entrada a mercados internacionales. Empleados que comprenden la cultura del mercado objetivo pueden ayudar a la organización a establecerse con éxito. Además, la adaptación a las diferencias culturales se vuelve más efectiva con una fuerza laboral diversa. </text:p>
      <text:p text:style-name="P4">Tener equipos multiculturales en permite encontrar soluciones creativas y originales a problemas que nos presenta la competitividad en las organizaciones mantener una menta abierta es indispensable para poder mantener el funcionamiento adecuado en una organización actual, la globalización requiere de la inovacion constante para seguir manentenindo la competitividad en un mercado en constante expancion y esto a seu vez requiere de entender a nuevos mercados que permitan una mayor capacidad de desaroll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list-style style:name="OrgSrcBlockNumberedLine">
      <text:list-level-style-number text:level="1" loext:num-list-format="%1%" style:num-format="1">
        <style:list-level-properties text:space-before="0.635cm" text:min-label-width="0.635cm" text:min-label-distance="0.101cm" fo:text-align="end"/>
      </text:list-level-style-number>
      <text:list-level-style-number text:level="2" loext:num-list-format="%2%" style:num-format="1">
        <style:list-level-properties text:space-before="1.27cm" text:min-label-width="0.635cm" text:min-label-distance="0.101cm" fo:text-align="end"/>
      </text:list-level-style-number>
      <text:list-level-style-number text:level="3" loext:num-list-format="%3%" style:num-format="1">
        <style:list-level-properties text:space-before="1.905cm" text:min-label-width="0.635cm" text:min-label-distance="0.101cm" fo:text-align="end"/>
      </text:list-level-style-number>
      <text:list-level-style-number text:level="4" loext:num-list-format="%4%" style:num-format="1">
        <style:list-level-properties text:space-before="2.54cm" text:min-label-width="0.635cm" text:min-label-distance="0.101cm" fo:text-align="end"/>
      </text:list-level-style-number>
      <text:list-level-style-number text:level="5" loext:num-list-format="%5%" style:num-format="1">
        <style:list-level-properties text:space-before="3.175cm" text:min-label-width="0.635cm" text:min-label-distance="0.101cm" fo:text-align="end"/>
      </text:list-level-style-number>
      <text:list-level-style-number text:level="6" loext:num-list-format="%6%" style:num-format="1">
        <style:list-level-properties text:space-before="3.81cm" text:min-label-width="0.635cm" text:min-label-distance="0.101cm" fo:text-align="end"/>
      </text:list-level-style-number>
      <text:list-level-style-number text:level="7" loext:num-list-format="%7%" style:num-format="1">
        <style:list-level-properties text:space-before="4.445cm" text:min-label-width="0.635cm" text:min-label-distance="0.101cm" fo:text-align="end"/>
      </text:list-level-style-number>
      <text:list-level-style-number text:level="8" loext:num-list-format="%8%" style:num-format="1">
        <style:list-level-properties text:space-before="5.08cm" text:min-label-width="0.635cm" text:min-label-distance="0.101cm" fo:text-align="end"/>
      </text:list-level-style-number>
      <text:list-level-style-number text:level="9" loext:num-list-format="%9%" style:num-format="1">
        <style:list-level-properties text:space-before="5.715cm" text:min-label-width="0.635cm" text:min-label-distance="0.101cm" fo:text-align="end"/>
      </text:list-level-style-number>
      <text:list-level-style-number text:level="10" loext:num-list-format="%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1</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is Eduardo Galindo Amaya (1274895)</meta:initial-creator>
    <dc:date>2023-10-27T15:45:43.545411161</dc:date>
    <meta:creation-date>2023-10-27T15:41:19</meta:creation-date>
    <meta:generator>LibreOffice/7.3.7.2$Linux_X86_64 LibreOffice_project/30$Build-2</meta:generator>
    <meta:keyword/>
    <dc:subject/>
    <dc:title>Matriz de capacidades tecnológicas y multiculturalidad</dc:title>
    <meta:editing-duration>PT4M21S</meta:editing-duration>
    <meta:editing-cycles>1</meta:editing-cycles>
    <meta:document-statistic meta:table-count="0" meta:image-count="0" meta:object-count="0" meta:page-count="1" meta:paragraph-count="11" meta:word-count="164" meta:character-count="1151" meta:non-whitespace-character-count="994"/>
  </office:meta>
</office:document-meta>
</file>